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Courier New" svg:font-family="'Courier New'" style:font-family-generic="modern" style:font-pitch="fixed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1pt" style:font-size-asian="11pt" style:font-size-complex="11pt"/>
    </style:style>
    <style:style style:name="P2" style:family="paragraph" style:parent-style-name="Standard">
      <style:text-properties style:font-name="Courier New" fo:font-size="11pt" fo:background-color="#00ff00" style:font-size-asian="11pt" style:font-size-complex="11pt"/>
    </style:style>
    <style:style style:name="P3" style:family="paragraph" style:parent-style-name="Standard">
      <style:text-properties style:font-name="Courier New" fo:font-size="11pt" fo:background-color="#ff0000" style:font-size-asian="11pt" style:font-size-complex="11pt"/>
    </style:style>
    <style:style style:name="P4" style:family="paragraph" style:parent-style-name="Standard">
      <style:text-properties style:font-name="Courier New" fo:font-size="11pt" fo:background-color="#00ffff" style:font-size-asian="11pt" style:font-size-complex="11pt"/>
    </style:style>
    <style:style style:name="P5" style:family="paragraph" style:parent-style-name="Standard">
      <style:text-properties style:font-name="Courier New" fo:font-size="11pt" fo:background-color="#ff00ff" style:font-size-asian="11pt" style:font-size-complex="11pt"/>
    </style:style>
    <style:style style:name="P6" style:family="paragraph" style:parent-style-name="Standard">
      <style:text-properties style:font-name="Courier New" fo:font-size="11pt" fo:background-color="#0000ff" style:font-size-asian="11pt" style:font-size-complex="11pt"/>
    </style:style>
    <style:style style:name="P7" style:family="paragraph" style:parent-style-name="Standard">
      <style:text-properties style:font-name="Courier New" fo:font-size="11pt" fo:background-color="#ffffff" style:font-size-asian="11pt" style:font-size-complex="11pt"/>
    </style:style>
    <style:style style:name="P8" style:family="paragraph" style:parent-style-name="Standard">
      <style:text-properties style:font-name="Courier New" fo:font-size="11pt" fo:background-color="#ccccff" style:font-size-asian="11pt" style:font-size-complex="11pt"/>
    </style:style>
    <style:style style:name="P9" style:family="paragraph" style:parent-style-name="Standard">
      <style:text-properties style:font-name="Courier New" fo:font-size="11pt" fo:background-color="#ffb515" style:font-size-asian="11pt" style:font-size-complex="11pt"/>
    </style:style>
    <style:style style:name="T1" style:family="text">
      <style:text-properties fo:background-color="#ffff00"/>
    </style:style>
    <style:style style:name="T2" style:family="text">
      <style:text-properties fo:background-color="#00ff00"/>
    </style:style>
    <style:style style:name="T3" style:family="text">
      <style:text-properties fo:background-color="#ff0000"/>
    </style:style>
    <style:style style:name="T4" style:family="text">
      <style:text-properties fo:background-color="#00ffff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background-color="#ffff00"/>
    </style:style>
    <style:style style:name="T7" style:family="text">
      <style:text-properties style:text-underline-style="solid" style:text-underline-width="auto" style:text-underline-color="font-color" fo:background-color="#00ff00"/>
    </style:style>
    <style:style style:name="T8" style:family="text">
      <style:text-properties style:text-underline-style="solid" style:text-underline-width="auto" style:text-underline-color="font-color" fo:background-color="#ff0000"/>
    </style:style>
    <style:style style:name="T9" style:family="text">
      <style:text-properties style:text-underline-style="solid" style:text-underline-width="auto" style:text-underline-color="font-color" fo:background-color="#00ffff"/>
    </style:style>
    <style:style style:name="T10" style:family="text">
      <style:text-properties fo:background-color="#0000ff"/>
    </style:style>
    <style:style style:name="T11" style:family="text">
      <style:text-properties fo:background-color="#ff00ff"/>
    </style:style>
    <style:style style:name="T12" style:family="text">
      <style:text-properties style:font-name="Courier New"/>
    </style:style>
    <style:style style:name="T13" style:family="text">
      <style:text-properties fo:font-size="11pt"/>
    </style:style>
    <style:style style:name="T14" style:family="text">
      <style:text-properties style:font-size-asian="11pt"/>
    </style:style>
    <style:style style:name="T15" style:family="text">
      <style:text-properties style:font-size-complex="11pt"/>
    </style:style>
    <style:style style:name="T16" style:family="text">
      <style:text-properties fo:background-color="#ccccff"/>
    </style:style>
    <style:style style:name="T17" style:family="text">
      <style:text-properties fo:background-color="#ffb51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000000: <text:span text:style-name="T6">89 50 4e 47 0d 0a 1a 0a</text:span> <text:span text:style-name="T7">00 00 00 0d</text:span> <text:span text:style-name="T8">49 48 44 52</text:span> <text:s/><text:span text:style-name="T6">.PNG....</text:span><text:span text:style-name="T7">....</text:span><text:span text:style-name="T8">IHDR</text:span></text:p>
      <text:p text:style-name="P1">0000010: <text:span text:style-name="T5">00 00 00 02</text:span> <text:span text:style-name="T5">00 00 00 02</text:span> <text:span text:style-name="T5">08</text:span> <text:span text:style-name="T5">02</text:span> <text:span text:style-name="T5">00</text:span> <text:span text:style-name="T5">00</text:span> <text:span text:style-name="T5">00</text:span> <text:span text:style-name="T9">fd d4 9a</text:span> <text:s/><text:span text:style-name="T5">.............</text:span><text:span text:style-name="T9">...</text:span></text:p>
      <text:p text:style-name="P1">0000020: <text:span text:style-name="T9">73</text:span> <text:span text:style-name="T7">00 00 00 01</text:span> <text:span text:style-name="T8">73 52 47 42</text:span> <text:span text:style-name="T5">00</text:span> <text:span text:style-name="T9">ae ce 1c e9</text:span> <text:span text:style-name="T2">00 00</text:span> <text:s/><text:span text:style-name="T9">s</text:span><text:span text:style-name="T2">....</text:span><text:span text:style-name="T3">sRGB</text:span>.<text:span text:style-name="T4">....</text:span><text:span text:style-name="T2">..</text:span></text:p>
      <text:p text:style-name="P1">0000030: <text:span text:style-name="T2">00 19</text:span> <text:span text:style-name="T8">49 44 41 54</text:span> <text:span text:style-name="T17">08 1d 01 0e 00 f1 ff</text:span> <text:span text:style-name="T16">00</text:span> <text:span text:style-name="T11">ff ff</text:span> <text:s/><text:span text:style-name="T2">..</text:span><text:span text:style-name="T3">IDAT</text:span><text:span text:style-name="T17">.......</text:span><text:span text:style-name="T16">.</text:span><text:span text:style-name="T11">..</text:span></text:p>
      <text:p text:style-name="P1">0000040: <text:span text:style-name="T11">ff</text:span> <text:span text:style-name="T11">ff 00 00</text:span> <text:span text:style-name="T16">00</text:span> <text:span text:style-name="T11">00 ff 00</text:span> <text:span text:style-name="T11">00 00 ff</text:span> <text:span text:style-name="T10">33 da 05 fb</text:span> <text:span text:style-name="T4">8a</text:span> <text:s/><text:span text:style-name="T11">....</text:span><text:span text:style-name="T16">.</text:span><text:span text:style-name="T11">......</text:span><text:span text:style-name="T10">3...</text:span><text:span text:style-name="T4">.</text:span></text:p>
      <text:p text:style-name="P1">0000050: <text:span text:style-name="T4">9d c1 8d</text:span> <text:span text:style-name="T7">00 00 00 00</text:span> <text:span text:style-name="T8">49 45 4e 44</text:span> <text:span text:style-name="T9">ae 42 60 82</text:span> <text:s text:c="4"/><text:span text:style-name="T4">...</text:span><text:span text:style-name="T7">....</text:span><text:span text:style-name="T8">IEND</text:span><text:span text:style-name="T9">.B`.</text:span></text:p>
      <text:p text:style-name="P1"><text:span text:style-name="T4"/></text:p>
      <text:p text:style-name="P1">Definitely:</text:p>
      <text:p text:style-name="P1"><text:span text:style-name="T1">Header</text:span></text:p>
      <text:p text:style-name="P2">Chunk Contents Count</text:p>
      <text:p text:style-name="P3">Chunk Title</text:p>
      <text:p text:style-name="P4">Chunk CRC32 Checksum</text:p>
      <text:p text:style-name="P6">Alder-32 Checksum</text:p>
      <text:p text:style-name="P8">Scanline Operator</text:p>
      <text:p text:style-name="P9">Stuff!...</text:p>
      <text:p text:style-name="P6"/>
      <text:p text:style-name="P7">Maybe:</text:p>
      <text:p text:style-name="P5">Familiar Color(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Courier New" svg:font-family="'Courier New'" style:font-family-generic="modern" style:font-pitch="fixed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Chris Kieschnick</meta:initial-creator>
    <meta:creation-date>2008-06-02T12:33:59</meta:creation-date>
    <dc:creator>Chris Kieschnick</dc:creator>
    <dc:date>2008-06-04T16:41:43</dc:date>
    <meta:editing-cycles>9</meta:editing-cycles>
    <meta:editing-duration>P2DT4H7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6" meta:word-count="128" meta:character-count="583"/>
  </office:meta>
</office:document-meta>
</file>